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au1" style:family="table">
      <style:table-properties style:width="7.557cm" table:align="left"/>
    </style:style>
    <style:style style:name="Tableau1.A" style:family="table-column">
      <style:table-column-properties style:column-width="2.214cm"/>
    </style:style>
    <style:style style:name="Tableau1.B" style:family="table-column">
      <style:table-column-properties style:column-width="3.431cm"/>
    </style:style>
    <style:style style:name="Tableau1.C" style:family="table-column">
      <style:table-column-properties style:column-width="1.912cm"/>
    </style:style>
    <style:style style:name="Tableau1.A1" style:family="table-cell">
      <style:table-cell-properties style:vertical-align="middle" fo:padding="0.049cm" fo:border="none"/>
    </style:style>
    <style:style style:name="Tableau2" style:family="table">
      <style:table-properties style:width="7.557cm" table:align="left"/>
    </style:style>
    <style:style style:name="Tableau2.A" style:family="table-column">
      <style:table-column-properties style:column-width="2.214cm"/>
    </style:style>
    <style:style style:name="Tableau2.B" style:family="table-column">
      <style:table-column-properties style:column-width="3.431cm"/>
    </style:style>
    <style:style style:name="Tableau2.C" style:family="table-column">
      <style:table-column-properties style:column-width="1.912cm"/>
    </style:style>
    <style:style style:name="Tableau2.A1" style:family="table-cell">
      <style:table-cell-properties style:vertical-align="middle" fo:padding="0.049cm" fo:border="none"/>
    </style:style>
    <style:style style:name="Tableau3" style:family="table">
      <style:table-properties style:width="7.557cm" table:align="left"/>
    </style:style>
    <style:style style:name="Tableau3.A" style:family="table-column">
      <style:table-column-properties style:column-width="2.214cm"/>
    </style:style>
    <style:style style:name="Tableau3.B" style:family="table-column">
      <style:table-column-properties style:column-width="3.431cm"/>
    </style:style>
    <style:style style:name="Tableau3.C" style:family="table-column">
      <style:table-column-properties style:column-width="1.912cm"/>
    </style:style>
    <style:style style:name="Tableau3.A1" style:family="table-cell">
      <style:table-cell-properties style:vertical-align="middle" fo:padding="0.049cm" fo:border="none"/>
    </style:style>
    <style:style style:name="Tableau4" style:family="table">
      <style:table-properties style:width="7.557cm" table:align="left"/>
    </style:style>
    <style:style style:name="Tableau4.A" style:family="table-column">
      <style:table-column-properties style:column-width="2.214cm"/>
    </style:style>
    <style:style style:name="Tableau4.B" style:family="table-column">
      <style:table-column-properties style:column-width="3.431cm"/>
    </style:style>
    <style:style style:name="Tableau4.C" style:family="table-column">
      <style:table-column-properties style:column-width="1.912cm"/>
    </style:style>
    <style:style style:name="Tableau4.A1" style:family="table-cell">
      <style:table-cell-properties style:vertical-align="middle" fo:padding="0.049cm" fo:border="none"/>
    </style:style>
    <style:style style:name="Tableau5" style:family="table">
      <style:table-properties style:width="7.557cm" table:align="left"/>
    </style:style>
    <style:style style:name="Tableau5.A" style:family="table-column">
      <style:table-column-properties style:column-width="2.214cm"/>
    </style:style>
    <style:style style:name="Tableau5.B" style:family="table-column">
      <style:table-column-properties style:column-width="3.431cm"/>
    </style:style>
    <style:style style:name="Tableau5.C" style:family="table-column">
      <style:table-column-properties style:column-width="1.912cm"/>
    </style:style>
    <style:style style:name="Tableau5.A1" style:family="table-cell">
      <style:table-cell-properties style:vertical-align="middle" fo:padding="0.049cm" fo:border="none"/>
    </style:style>
    <style:style style:name="Tableau6" style:family="table">
      <style:table-properties style:width="7.557cm" table:align="left"/>
    </style:style>
    <style:style style:name="Tableau6.A" style:family="table-column">
      <style:table-column-properties style:column-width="2.214cm"/>
    </style:style>
    <style:style style:name="Tableau6.B" style:family="table-column">
      <style:table-column-properties style:column-width="3.431cm"/>
    </style:style>
    <style:style style:name="Tableau6.C" style:family="table-column">
      <style:table-column-properties style:column-width="1.912cm"/>
    </style:style>
    <style:style style:name="Tableau6.A1" style:family="table-cell">
      <style:table-cell-properties style:vertical-align="middle" fo:padding="0.049cm" fo:border="none"/>
    </style:style>
    <style:style style:name="Tableau7" style:family="table">
      <style:table-properties style:width="7.557cm" table:align="left"/>
    </style:style>
    <style:style style:name="Tableau7.A" style:family="table-column">
      <style:table-column-properties style:column-width="2.214cm"/>
    </style:style>
    <style:style style:name="Tableau7.B" style:family="table-column">
      <style:table-column-properties style:column-width="3.431cm"/>
    </style:style>
    <style:style style:name="Tableau7.C" style:family="table-column">
      <style:table-column-properties style:column-width="1.912cm"/>
    </style:style>
    <style:style style:name="Tableau7.A1" style:family="table-cell">
      <style:table-cell-properties style:vertical-align="middle" fo:padding="0.049cm" fo:border="none"/>
    </style:style>
    <style:style style:name="Tableau8" style:family="table">
      <style:table-properties style:width="7.557cm" table:align="left"/>
    </style:style>
    <style:style style:name="Tableau8.A" style:family="table-column">
      <style:table-column-properties style:column-width="2.214cm"/>
    </style:style>
    <style:style style:name="Tableau8.B" style:family="table-column">
      <style:table-column-properties style:column-width="3.431cm"/>
    </style:style>
    <style:style style:name="Tableau8.C" style:family="table-column">
      <style:table-column-properties style:column-width="1.912cm"/>
    </style:style>
    <style:style style:name="Tableau8.A1" style:family="table-cell">
      <style:table-cell-properties style:vertical-align="middle" fo:padding="0.049cm" fo:border="none"/>
    </style:style>
    <style:style style:name="P1" style:family="paragraph" style:parent-style-name="Preformatted_20_Text">
      <style:paragraph-properties fo:margin-left="0cm" fo:margin-right="0cm" fo:text-indent="0cm" style:auto-text-indent="false"/>
    </style:style>
    <style:style style:name="P2" style:family="paragraph" style:parent-style-name="Text_20_body" style:list-style-name="L1"/>
    <style:style style:name="P3" style:family="paragraph" style:parent-style-name="Text_20_body" style:list-style-name="L1">
      <style:paragraph-properties fo:margin-top="0cm" fo:margin-bottom="0cm" style:contextual-spacing="false"/>
    </style:style>
    <style:style style:name="P4" style:family="paragraph" style:parent-style-name="Text_20_body" style:list-style-name="L2"/>
    <style:style style:name="P5" style:family="paragraph" style:parent-style-name="Text_20_body" style:list-style-name="L2">
      <style:paragraph-properties fo:margin-top="0cm" fo:margin-bottom="0cm" style:contextual-spacing="false"/>
    </style:style>
    <style:style style:name="P6" style:family="paragraph" style:parent-style-name="Text_20_body" style:list-style-name="L3"/>
    <style:style style:name="P7" style:family="paragraph" style:parent-style-name="Text_20_body" style:list-style-name="L3">
      <style:paragraph-properties fo:margin-top="0cm" fo:margin-bottom="0cm" style:contextual-spacing="false"/>
    </style:style>
    <style:style style:name="P8" style:family="paragraph" style:parent-style-name="Text_20_body" style:list-style-name="L4"/>
    <style:style style:name="P9" style:family="paragraph" style:parent-style-name="Text_20_body" style:list-style-name="L4">
      <style:paragraph-properties fo:margin-top="0cm" fo:margin-bottom="0cm" style:contextual-spacing="false"/>
    </style:style>
    <style:style style:name="P10" style:family="paragraph" style:parent-style-name="Text_20_body" style:list-style-name="L5"/>
    <style:style style:name="P11" style:family="paragraph" style:parent-style-name="Text_20_body" style:list-style-name="L5">
      <style:paragraph-properties fo:margin-top="0cm" fo:margin-bottom="0cm" style:contextual-spacing="false"/>
    </style:style>
    <style:style style:name="P12" style:family="paragraph" style:parent-style-name="Text_20_body" style:list-style-name="L6"/>
    <style:style style:name="P13" style:family="paragraph" style:parent-style-name="Text_20_body" style:list-style-name="L6">
      <style:paragraph-properties fo:margin-top="0cm" fo:margin-bottom="0cm" style:contextual-spacing="false"/>
    </style:style>
    <style:style style:name="P14" style:family="paragraph" style:parent-style-name="Text_20_body" style:list-style-name="L7"/>
    <style:style style:name="P15" style:family="paragraph" style:parent-style-name="Text_20_body" style:list-style-name="L7">
      <style:paragraph-properties fo:margin-top="0cm" fo:margin-bottom="0cm" style:contextual-spacing="false"/>
    </style:style>
    <style:style style:name="P16" style:family="paragraph" style:parent-style-name="Text_20_body" style:list-style-name="L8"/>
    <style:style style:name="P17" style:family="paragraph" style:parent-style-name="Text_20_body" style:list-style-name="L8">
      <style:paragraph-properties fo:margin-top="0cm" fo:margin-bottom="0cm" style:contextual-spacing="false"/>
    </style:style>
    <style:style style:name="P18" style:family="paragraph" style:parent-style-name="Text_20_body" style:list-style-name="L9"/>
    <style:style style:name="P19" style:family="paragraph" style:parent-style-name="Text_20_body" style:list-style-name="L9">
      <style:paragraph-properties fo:margin-top="0cm" fo:margin-bottom="0cm" style:contextual-spacing="false"/>
    </style:style>
    <style:style style:name="P20" style:family="paragraph" style:parent-style-name="Text_20_body" style:list-style-name="L10"/>
    <style:style style:name="P21" style:family="paragraph" style:parent-style-name="Text_20_body" style:list-style-name="L10">
      <style:paragraph-properties fo:margin-top="0cm" fo:margin-bottom="0cm" style:contextual-spacing="false"/>
    </style:style>
    <style:style style:name="P22" style:family="paragraph" style:parent-style-name="Text_20_body" style:list-style-name="L11"/>
    <style:style style:name="P23" style:family="paragraph" style:parent-style-name="Text_20_body" style:list-style-name="L11">
      <style:paragraph-properties fo:margin-top="0cm" fo:margin-bottom="0cm" style:contextual-spacing="false"/>
    </style:style>
    <style:style style:name="P24" style:family="paragraph" style:parent-style-name="Text_20_body" style:list-style-name="L12"/>
    <style:style style:name="P25" style:family="paragraph" style:parent-style-name="Text_20_body" style:list-style-name="L12">
      <style:paragraph-properties fo:margin-top="0cm" fo:margin-bottom="0cm" style:contextual-spacing="false"/>
    </style:style>
    <style:style style:name="P26" style:family="paragraph" style:parent-style-name="Text_20_body" style:list-style-name="L13"/>
    <style:style style:name="P27" style:family="paragraph" style:parent-style-name="Text_20_body" style:list-style-name="L13">
      <style:paragraph-properties fo:margin-top="0cm" fo:margin-bottom="0cm" style:contextual-spacing="false"/>
    </style:style>
    <style:style style:name="P28" style:family="paragraph" style:parent-style-name="Text_20_body" style:list-style-name="L14"/>
    <style:style style:name="P29" style:family="paragraph" style:parent-style-name="Text_20_body" style:list-style-name="L14">
      <style:paragraph-properties fo:margin-top="0cm" fo:margin-bottom="0cm" style:contextual-spacing="false"/>
    </style:style>
    <style:style style:name="P30" style:family="paragraph" style:parent-style-name="Text_20_body" style:list-style-name="L15"/>
    <style:style style:name="P31" style:family="paragraph" style:parent-style-name="Text_20_body" style:list-style-name="L15">
      <style:paragraph-properties fo:margin-top="0cm" fo:margin-bottom="0cm" style:contextual-spacing="false"/>
    </style:style>
    <style:style style:name="P32" style:family="paragraph" style:parent-style-name="Text_20_body" style:list-style-name="L16"/>
    <style:style style:name="P33" style:family="paragraph" style:parent-style-name="Text_20_body" style:list-style-name="L16">
      <style:paragraph-properties fo:margin-top="0cm" fo:margin-bottom="0cm" style:contextual-spacing="false"/>
    </style:style>
    <style:style style:name="P34" style:family="paragraph" style:parent-style-name="Text_20_body" style:list-style-name="L17"/>
    <style:style style:name="P35" style:family="paragraph" style:parent-style-name="Text_20_body" style:list-style-name="L17">
      <style:paragraph-properties fo:margin-top="0cm" fo:margin-bottom="0cm" style:contextual-spacing="false"/>
    </style:style>
    <style:style style:name="P36" style:family="paragraph" style:parent-style-name="Text_20_body" style:list-style-name="L18"/>
    <style:style style:name="P37" style:family="paragraph" style:parent-style-name="Text_20_body" style:list-style-name="L18">
      <style:paragraph-properties fo:margin-top="0cm" fo:margin-bottom="0cm" style:contextual-spacing="false"/>
    </style:style>
    <style:style style:name="P38" style:family="paragraph" style:parent-style-name="Text_20_body" style:list-style-name="L19"/>
    <style:style style:name="P39" style:family="paragraph" style:parent-style-name="Text_20_body" style:list-style-name="L19">
      <style:paragraph-properties fo:margin-top="0cm" fo:margin-bottom="0cm" style:contextual-spacing="false"/>
    </style:style>
    <style:style style:name="P40" style:family="paragraph" style:parent-style-name="Text_20_body" style:list-style-name="L20"/>
    <style:style style:name="P41" style:family="paragraph" style:parent-style-name="Text_20_body" style:list-style-name="L20">
      <style:paragraph-properties fo:margin-top="0cm" fo:margin-bottom="0cm" style:contextual-spacing="false"/>
    </style:style>
    <style:style style:name="P42" style:family="paragraph" style:parent-style-name="Text_20_body" style:list-style-name="L21"/>
    <style:style style:name="P43" style:family="paragraph" style:parent-style-name="Text_20_body" style:list-style-name="L21">
      <style:paragraph-properties fo:margin-top="0cm" fo:margin-bottom="0cm" style:contextual-spacing="false"/>
    </style:style>
    <style:style style:name="P44" style:family="paragraph" style:parent-style-name="Text_20_body" style:list-style-name="L22"/>
    <style:style style:name="P45" style:family="paragraph" style:parent-style-name="Text_20_body" style:list-style-name="L22">
      <style:paragraph-properties fo:margin-top="0cm" fo:margin-bottom="0cm" style:contextual-spacing="false"/>
    </style:style>
    <style:style style:name="P46" style:family="paragraph" style:parent-style-name="Text_20_body" style:list-style-name="L23"/>
    <style:style style:name="P47" style:family="paragraph" style:parent-style-name="Text_20_body" style:list-style-name="L23">
      <style:paragraph-properties fo:margin-top="0cm" fo:margin-bottom="0cm" style:contextual-spacing="false"/>
    </style:style>
    <style:style style:name="P48" style:family="paragraph" style:parent-style-name="Text_20_body" style:list-style-name="L24"/>
    <style:style style:name="P49" style:family="paragraph" style:parent-style-name="Text_20_body" style:list-style-name="L24">
      <style:paragraph-properties fo:margin-top="0cm" fo:margin-bottom="0cm" style:contextual-spacing="false"/>
    </style:style>
    <style:style style:name="P50" style:family="paragraph" style:parent-style-name="Text_20_body" style:list-style-name="L25"/>
    <style:style style:name="P51" style:family="paragraph" style:parent-style-name="Text_20_body" style:list-style-name="L25">
      <style:paragraph-properties fo:margin-top="0cm" fo:margin-bottom="0cm" style:contextual-spacing="false"/>
    </style:style>
    <style:style style:name="P52" style:family="paragraph" style:parent-style-name="Text_20_body" style:list-style-name="L26"/>
    <style:style style:name="P53" style:family="paragraph" style:parent-style-name="Text_20_body" style:list-style-name="L26">
      <style:paragraph-properties fo:margin-top="0cm" fo:margin-bottom="0cm" style:contextual-spacing="false"/>
    </style:style>
    <style:style style:name="P54" style:family="paragraph" style:parent-style-name="Text_20_body" style:list-style-name="L27"/>
    <style:style style:name="P55" style:family="paragraph" style:parent-style-name="Text_20_body" style:list-style-name="L27">
      <style:paragraph-properties fo:margin-top="0cm" fo:margin-bottom="0cm" style:contextual-spacing="false"/>
    </style:style>
    <style:style style:name="P56" style:family="paragraph" style:parent-style-name="Text_20_body" style:list-style-name="L28"/>
    <style:style style:name="P57" style:family="paragraph" style:parent-style-name="Text_20_body" style:list-style-name="L28">
      <style:paragraph-properties fo:margin-top="0cm" fo:margin-bottom="0cm" style:contextual-spacing="false"/>
    </style:style>
    <style:style style:name="P58" style:family="paragraph" style:parent-style-name="Text_20_body" style:list-style-name="L29"/>
    <style:style style:name="P59" style:family="paragraph" style:parent-style-name="Text_20_body" style:list-style-name="L29">
      <style:paragraph-properties fo:margin-top="0cm" fo:margin-bottom="0cm" style:contextual-spacing="false"/>
    </style:style>
    <style:style style:name="P60" style:family="paragraph" style:parent-style-name="Text_20_body" style:list-style-name="L30"/>
    <style:style style:name="P61" style:family="paragraph" style:parent-style-name="Text_20_body" style:list-style-name="L30">
      <style:paragraph-properties fo:margin-top="0cm" fo:margin-bottom="0cm" style:contextual-spacing="false"/>
    </style:style>
    <style:style style:name="P62" style:family="paragraph" style:parent-style-name="Text_20_body" style:list-style-name="L31"/>
    <style:style style:name="P63" style:family="paragraph" style:parent-style-name="Text_20_body" style:list-style-name="L31">
      <style:paragraph-properties fo:margin-top="0cm" fo:margin-bottom="0cm" style:contextual-spacing="false"/>
    </style:style>
    <style:style style:name="P64" style:family="paragraph" style:parent-style-name="Text_20_body" style:list-style-name="L32"/>
    <style:style style:name="P65" style:family="paragraph" style:parent-style-name="Text_20_body" style:list-style-name="L32">
      <style:paragraph-properties fo:margin-top="0cm" fo:margin-bottom="0cm" style:contextual-spacing="false"/>
    </style:style>
    <style:style style:name="P66" style:family="paragraph" style:parent-style-name="Text_20_body" style:list-style-name="L33"/>
    <style:style style:name="P67" style:family="paragraph" style:parent-style-name="Text_20_body" style:list-style-name="L33">
      <style:paragraph-properties fo:margin-top="0cm" fo:margin-bottom="0cm" style:contextual-spacing="false"/>
    </style:style>
    <style:style style:name="P68" style:family="paragraph" style:parent-style-name="Text_20_body" style:list-style-name="L34"/>
    <style:style style:name="P69" style:family="paragraph" style:parent-style-name="Text_20_body" style:list-style-name="L34">
      <style:paragraph-properties fo:margin-top="0cm" fo:margin-bottom="0cm" style:contextual-spacing="false"/>
    </style:style>
    <style:style style:name="P70" style:family="paragraph" style:parent-style-name="Text_20_body" style:list-style-name="L35"/>
    <style:style style:name="P71" style:family="paragraph" style:parent-style-name="Text_20_body" style:list-style-name="L35">
      <style:paragraph-properties fo:margin-top="0cm" fo:margin-bottom="0cm" style:contextual-spacing="false"/>
    </style:style>
    <style:style style:name="P72" style:family="paragraph" style:parent-style-name="Text_20_body" style:list-style-name="L36"/>
    <style:style style:name="P73" style:family="paragraph" style:parent-style-name="Text_20_body" style:list-style-name="L36">
      <style:paragraph-properties fo:margin-top="0cm" fo:margin-bottom="0cm" style:contextual-spacing="false"/>
    </style:style>
    <style:style style:name="Sect1" style:family="section">
      <style:section-properties style:writing-mode="lr-tb"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Séance 19-3 : Chemins, panne d’un routeur et mise à jour simple d’une table de routage avec RIP</text:h>
      <text:h text:style-name="Heading_20_2" text:outline-level="2">Place dans la progression</text:h>
      <text:p text:style-name="Text_20_body">Cette séance prolonge directement :</text:p>
      <text:list text:style-name="L1">
        <text:list-item>
          <text:p text:style-name="P3"><text:span text:style-name="Strong_20_Emphasis">séance 19</text:span> : adresse IP, réseaux, <text:span text:style-name="Source_20_Text">/24</text:span>, routeur ; </text:p>
        </text:list-item>
        <text:list-item>
          <text:p text:style-name="P3"><text:span text:style-name="Strong_20_Emphasis">séance 19-1</text:span> : rôle du routeur, interfaces, protocoles, RAM, Linux ; </text:p>
        </text:list-item>
        <text:list-item>
          <text:p text:style-name="P2"><text:span text:style-name="Strong_20_Emphasis">séance 19-2</text:span> : table de routage, destination, interface de sortie, métrique, logique de RIP. </text:p>
        </text:list-item>
      </text:list>
      <text:p text:style-name="Text_20_body">Ici, on passe d’une lecture “statique” de la table à une lecture <text:span text:style-name="Strong_20_Emphasis">dynamique</text:span> :</text:p>
      <text:p text:style-name="Quotations">le réseau n’est pas figé ;<text:line-break/>si un routeur tombe en panne, certains chemins disparaissent ;<text:line-break/>la table doit alors être modifiée.</text:p>
      <text:p text:style-name="Text_20_body">Cette séance est très importante, car elle permet aux élèves de comprendre que le routage n’est pas seulement un tableau à lire, mais aussi une <text:span text:style-name="Strong_20_Emphasis">adaptation à l’état du réseau</text:span>.</text:p>
      <text:p text:style-name="Horizontal_20_Line"/>
      <text:h text:style-name="Heading_20_2" text:outline-level="2">Durée</text:h>
      <text:p text:style-name="Text_20_body">2 heures</text:p>
      <text:h text:style-name="Heading_20_2" text:outline-level="2">Objectif principal</text:h>
      <text:p text:style-name="Text_20_body">Comprendre comment déterminer le <text:span text:style-name="Strong_20_Emphasis">chemin d’un paquet</text:span> à partir d’une table de routage et d’un schéma, puis comment une <text:span text:style-name="Strong_20_Emphasis">panne</text:span> modifie les routes disponibles dans le cadre du protocole <text:span text:style-name="Strong_20_Emphasis">RIP</text:span>.</text:p>
      <text:p text:style-name="Horizontal_20_Line"/>
      <text:h text:style-name="Heading_20_2" text:outline-level="2">Objectifs opérationnels</text:h>
      <text:p text:style-name="Text_20_body">À la fin de la séance, l’élève doit être capable de :</text:p>
      <text:list text:style-name="L2">
        <text:list-item>
          <text:p text:style-name="P5">reconstruire un chemin simple à partir d’un schéma et d’une table ; </text:p>
        </text:list-item>
        <text:list-item>
          <text:p text:style-name="P5">justifier pourquoi une interface est choisie ; </text:p>
        </text:list-item>
        <text:list-item>
          <text:p text:style-name="P5">comprendre qu’une panne de routeur supprime certains chemins ; </text:p>
        </text:list-item>
        <text:list-item>
          <text:p text:style-name="P5">déterminer quelle route de secours devient utilisée ; </text:p>
        </text:list-item>
        <text:list-item>
          <text:p text:style-name="P5">compléter ou modifier une table de routage de manière simple ; </text:p>
        </text:list-item>
        <text:list-item>
          <text:p text:style-name="P5">raisonner avec RIP en comparant des métriques ; </text:p>
        </text:list-item>
        <text:list-item>
          <text:p text:style-name="P4">expliquer pourquoi une métrique peut augmenter après une panne. </text:p>
        </text:list-item>
      </text:list>
      <text:p text:style-name="Horizontal_20_Line"/>
      <text:h text:style-name="Heading_20_2" text:outline-level="2">Notions travaillées</text:h>
      <text:list text:style-name="L3">
        <text:list-item>
          <text:p text:style-name="P7">paquet </text:p>
        </text:list-item>
        <text:list-item>
          <text:p text:style-name="P7"><text:soft-page-break/>chemin </text:p>
        </text:list-item>
        <text:list-item>
          <text:p text:style-name="P7">table de routage </text:p>
        </text:list-item>
        <text:list-item>
          <text:p text:style-name="P7">destination </text:p>
        </text:list-item>
        <text:list-item>
          <text:p text:style-name="P7">interface de sortie </text:p>
        </text:list-item>
        <text:list-item>
          <text:p text:style-name="P7">métrique </text:p>
        </text:list-item>
        <text:list-item>
          <text:p text:style-name="P7">protocole RIP </text:p>
        </text:list-item>
        <text:list-item>
          <text:p text:style-name="P7">panne d’un routeur </text:p>
        </text:list-item>
        <text:list-item>
          <text:p text:style-name="P7">route de secours </text:p>
        </text:list-item>
        <text:list-item>
          <text:p text:style-name="P6">mise à jour de table </text:p>
        </text:list-item>
      </text:list>
      <text:p text:style-name="Horizontal_20_Line"/>
      <text:h text:style-name="Heading_20_2" text:outline-level="2">Compétences visées</text:h>
      <text:list text:style-name="L4">
        <text:list-item>
          <text:p text:style-name="P9">lire un schéma de topologie ; </text:p>
        </text:list-item>
        <text:list-item>
          <text:p text:style-name="P9">faire le lien entre table et réseau ; </text:p>
        </text:list-item>
        <text:list-item>
          <text:p text:style-name="P9">justifier un choix de chemin ; </text:p>
        </text:list-item>
        <text:list-item>
          <text:p text:style-name="P9">modifier une information de routage ; </text:p>
        </text:list-item>
        <text:list-item>
          <text:p text:style-name="P9">raisonner clairement en cas de panne ; </text:p>
        </text:list-item>
        <text:list-item>
          <text:p text:style-name="P8">préparer les exercices de type bac sur le routage. </text:p>
        </text:list-item>
      </text:list>
      <text:p text:style-name="Horizontal_20_Line"/>
      <text:h text:style-name="Heading_20_1" text:outline-level="1">1. Ce que cette séance doit absolument installer</text:h>
      <text:p text:style-name="Text_20_body">Cette séance doit ancrer <text:span text:style-name="Strong_20_Emphasis">quatre idées majeures</text:span>.</text:p>
      <text:h text:style-name="Heading_20_3" text:outline-level="3">Idée 1 — Lire une table ne suffit pas, il faut aussi lire le schéma</text:h>
      <text:p text:style-name="Text_20_body">La table indique :</text:p>
      <text:list text:style-name="L5">
        <text:list-item>
          <text:p text:style-name="P11">quelle destination viser ; </text:p>
        </text:list-item>
        <text:list-item>
          <text:p text:style-name="P11">quelle interface choisir ; </text:p>
        </text:list-item>
        <text:list-item>
          <text:p text:style-name="P10">quelle métrique comparer. </text:p>
        </text:list-item>
      </text:list>
      <text:p text:style-name="Text_20_body">Mais pour reconstituer le <text:span text:style-name="Strong_20_Emphasis">trajet</text:span>, il faut aussi regarder la <text:span text:style-name="Strong_20_Emphasis">topologie du réseau</text:span>.</text:p>
      <text:p text:style-name="Horizontal_20_Line"/>
      <text:h text:style-name="Heading_20_3" text:outline-level="3">Idée 2 — Avec RIP, la meilleure route est la plus courte en nombre de routeurs</text:h>
      <text:p text:style-name="Text_20_body">Les élèves l’ont déjà vu.<text:line-break/>Ici, il faut le réutiliser dans des situations un peu plus riches.</text:p>
      <text:p text:style-name="Horizontal_20_Line"/>
      <text:h text:style-name="Heading_20_3" text:outline-level="3">Idée 3 — Une panne peut supprimer le meilleur chemin</text:h>
      <text:p text:style-name="Text_20_body">Quand un routeur tombe en panne :</text:p>
      <text:list text:style-name="L6">
        <text:list-item>
          <text:p text:style-name="P13"><text:soft-page-break/>certains chemins ne sont plus possibles ; </text:p>
        </text:list-item>
        <text:list-item>
          <text:p text:style-name="P12">le routeur doit alors utiliser une autre route si elle existe. </text:p>
        </text:list-item>
      </text:list>
      <text:p text:style-name="Horizontal_20_Line"/>
      <text:h text:style-name="Heading_20_3" text:outline-level="3">Idée 4 — Une table de routage doit être mise à jour</text:h>
      <text:p text:style-name="Text_20_body">Après une panne :</text:p>
      <text:list text:style-name="L7">
        <text:list-item>
          <text:p text:style-name="P15">certaines lignes disparaissent ; </text:p>
        </text:list-item>
        <text:list-item>
          <text:p text:style-name="P15">certaines métriques changent ; </text:p>
        </text:list-item>
        <text:list-item>
          <text:p text:style-name="P14">une nouvelle route “préférée” peut apparaître. </text:p>
        </text:list-item>
      </text:list>
      <text:p text:style-name="Horizontal_20_Line"/>
      <text:h text:style-name="Heading_20_1" text:outline-level="1">2. Point pédagogique essentiel</text:h>
      <text:p text:style-name="Text_20_body">Le danger principal ici est que les élèves se perdent entre :</text:p>
      <text:list text:style-name="L8">
        <text:list-item>
          <text:p text:style-name="P17">la table de <text:span text:style-name="Strong_20_Emphasis">R1</text:span> ; </text:p>
        </text:list-item>
        <text:list-item>
          <text:p text:style-name="P17">le chemin complet du paquet ; </text:p>
        </text:list-item>
        <text:list-item>
          <text:p text:style-name="P17">la topologie générale ; </text:p>
        </text:list-item>
        <text:list-item>
          <text:p text:style-name="P16">les routes devenues impossibles. </text:p>
        </text:list-item>
      </text:list>
      <text:p text:style-name="Text_20_body">Il faut leur apprendre une <text:span text:style-name="Strong_20_Emphasis">méthode de lecture</text:span> très stricte :</text:p>
      <text:h text:style-name="Heading_20_3" text:outline-level="3">Méthode</text:h>
      <text:list text:style-name="L9">
        <text:list-item>
          <text:p text:style-name="P19">identifier la <text:span text:style-name="Strong_20_Emphasis">destination</text:span> ; </text:p>
        </text:list-item>
        <text:list-item>
          <text:p text:style-name="P19">se placer du point de vue du routeur étudié ; </text:p>
        </text:list-item>
        <text:list-item>
          <text:p text:style-name="P19">repérer les lignes correspondant à cette destination ; </text:p>
        </text:list-item>
        <text:list-item>
          <text:p text:style-name="P19">choisir la plus petite métrique encore <text:span text:style-name="Strong_20_Emphasis">valide</text:span> ; </text:p>
        </text:list-item>
        <text:list-item>
          <text:p text:style-name="P19">relier cette interface au schéma ; </text:p>
        </text:list-item>
        <text:list-item>
          <text:p text:style-name="P19">reconstruire le chemin ; </text:p>
        </text:list-item>
        <text:list-item>
          <text:p text:style-name="P18">en cas de panne, supprimer les chemins qui passent par le routeur en panne. </text:p>
        </text:list-item>
      </text:list>
      <text:p text:style-name="Text_20_body">Cette méthode doit être répétée.</text:p>
      <text:p text:style-name="Horizontal_20_Line"/>
      <text:h text:style-name="Heading_20_1" text:outline-level="1">3. Idée simple à faire passer</text:h>
      <text:p text:style-name="Text_20_body">Tu peux dire :</text:p>
      <text:p text:style-name="Quotations">“La table de routage est utile tant que le réseau fonctionne comme prévu.<text:line-break/>Mais si une route se casse, le routeur doit trouver un autre passage.”</text:p>
      <text:p text:style-name="Text_20_body">Ou encore :</text:p>
      <text:p text:style-name="Quotations">“Quand un routeur tombe en panne, c’est comme si une route était barrée.”</text:p>
      <text:p text:style-name="Text_20_body">Image très parlante :</text:p>
      <text:list text:style-name="L10">
        <text:list-item>
          <text:p text:style-name="P21"><text:soft-page-break/>réseau = carte routière </text:p>
        </text:list-item>
        <text:list-item>
          <text:p text:style-name="P21">routeur = carrefour </text:p>
        </text:list-item>
        <text:list-item>
          <text:p text:style-name="P21">panne = route coupée </text:p>
        </text:list-item>
        <text:list-item>
          <text:p text:style-name="P20">table de routage = itinéraire mis à jour </text:p>
        </text:list-item>
      </text:list>
      <text:p text:style-name="Horizontal_20_Line"/>
      <text:h text:style-name="Heading_20_1" text:outline-level="1">4. Matériel</text:h>
      <text:list text:style-name="L11">
        <text:list-item>
          <text:p text:style-name="P23">vidéoprojecteur </text:p>
        </text:list-item>
        <text:list-item>
          <text:p text:style-name="P23">fiche élève </text:p>
        </text:list-item>
        <text:list-item>
          <text:p text:style-name="P23">tableau </text:p>
        </text:list-item>
        <text:list-item>
          <text:p text:style-name="P23">schéma réseau à projeter ou à distribuer </text:p>
        </text:list-item>
        <text:list-item>
          <text:p text:style-name="P23">feutres de couleur pour tracer les chemins </text:p>
        </text:list-item>
        <text:list-item>
          <text:p text:style-name="P22">éventuellement version simplifiée imprimée du réseau </text:p>
        </text:list-item>
      </text:list>
      <text:p text:style-name="Horizontal_20_Line"/>
      <text:h text:style-name="Heading_20_1" text:outline-level="1">5. Déroulé détaillé — 2h</text:h>
      <text:p text:style-name="Horizontal_20_Line"/>
      <text:h text:style-name="Heading_20_2" text:outline-level="2">5.1 Accroche et rappel — 10 min</text:h>
      <text:h text:style-name="Heading_20_3" text:outline-level="3">Objectif</text:h>
      <text:p text:style-name="Text_20_body">Réactiver la séance précédente.</text:p>
      <text:h text:style-name="Heading_20_3" text:outline-level="3">À dire</text:h>
      <text:p text:style-name="Quotations">“La dernière fois, on a vu qu’un routeur choisit un chemin grâce à sa table de routage.<text:line-break/>Aujourd’hui, on va voir deux choses : comment retrouver le trajet d’un paquet, et ce qui se passe si un routeur tombe en panne.”</text:p>
      <text:h text:style-name="Heading_20_3" text:outline-level="3">Rappel oral</text:h>
      <text:p text:style-name="Text_20_body">Questions rapides :</text:p>
      <text:list text:style-name="L12">
        <text:list-item>
          <text:p text:style-name="P25">Avec RIP, que représente la métrique ? </text:p>
        </text:list-item>
        <text:list-item>
          <text:p text:style-name="P25">Quelle route est préférée ? </text:p>
        </text:list-item>
        <text:list-item>
          <text:p text:style-name="P24">À quoi sert l’interface de sortie ? </text:p>
        </text:list-item>
      </text:list>
      <text:p text:style-name="Text_20_body">Réponses attendues :</text:p>
      <text:list text:style-name="L13">
        <text:list-item>
          <text:p text:style-name="P27">le nombre de routeurs à traverser ; </text:p>
        </text:list-item>
        <text:list-item>
          <text:p text:style-name="P27">celle de plus petite métrique ; </text:p>
        </text:list-item>
        <text:list-item>
          <text:p text:style-name="P26">elle indique par où faire sortir le paquet. </text:p>
        </text:list-item>
      </text:list>
      <text:p text:style-name="Horizontal_20_Line"/>
      <text:h text:style-name="Heading_20_2" text:outline-level="2"><text:soft-page-break/>5.2 Reconstituer un chemin à partir d’un schéma — 20 min</text:h>
      <text:h text:style-name="Heading_20_3" text:outline-level="3">Objectif</text:h>
      <text:p text:style-name="Text_20_body">Montrer comment on passe de la table au trajet.</text:p>
      <text:p text:style-name="Text_20_body">On prend un schéma simple :</text:p>
      <text:section text:style-name="Sect1" text:name="code-block-viewer">
        <text:p text:style-name="P1">N1 -- R1 -- R2 -- N2</text:p>
        <text:p text:style-name="Preformatted_20_Text"><text:s text:c="6"/>\</text:p>
        <text:p text:style-name="Preformatted_20_Text"><text:s text:c="7"/>R3 -- R4 -- N2</text:p>
      </text:section>
      <text:p text:style-name="Text_20_body">Supposons :</text:p>
      <text:list text:style-name="L14">
        <text:list-item>
          <text:p text:style-name="P29"><text:span text:style-name="Source_20_Text">eth1</text:span> de R1 mène vers R2 ; </text:p>
        </text:list-item>
        <text:list-item>
          <text:p text:style-name="P28"><text:span text:style-name="Source_20_Text">eth2</text:span> de R1 mène vers R3. </text:p>
        </text:list-item>
      </text:list>
      <text:p text:style-name="Text_20_body">Et la table de R1 :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header-rows>
          <table:table-row>
            <table:table-cell table:style-name="Tableau1.A1" office:value-type="string">
              <text:p text:style-name="Table_20_Heading">destination</text:p>
            </table:table-cell>
            <table:table-cell table:style-name="Tableau1.A1" office:value-type="string">
              <text:p text:style-name="Table_20_Heading">interface de sortie</text:p>
            </table:table-cell>
            <table:table-cell table:style-name="Tableau1.A1" office:value-type="string">
              <text:p text:style-name="Table_20_Heading">métrique</text:p>
            </table:table-cell>
          </table:table-row>
        </table:table-header-rows>
        <table:table-row>
          <table:table-cell table:style-name="Tableau1.A1" office:value-type="string">
            <text:p text:style-name="Table_20_Contents">N2</text:p>
          </table:table-cell>
          <table:table-cell table:style-name="Tableau1.A1" office:value-type="string">
            <text:p text:style-name="Table_20_Contents">eth1</text:p>
          </table:table-cell>
          <table:table-cell table:style-name="Tableau1.A1" office:value-type="string">
            <text:p text:style-name="Table_20_Contents">2</text:p>
          </table:table-cell>
        </table:table-row>
        <table:table-row>
          <table:table-cell table:style-name="Tableau1.A1" office:value-type="string">
            <text:p text:style-name="Table_20_Contents">N2</text:p>
          </table:table-cell>
          <table:table-cell table:style-name="Tableau1.A1" office:value-type="string">
            <text:p text:style-name="Table_20_Contents">eth2</text:p>
          </table:table-cell>
          <table:table-cell table:style-name="Tableau1.A1" office:value-type="string">
            <text:p text:style-name="Table_20_Contents">3</text:p>
          </table:table-cell>
        </table:table-row>
      </table:table>
      <text:h text:style-name="Heading_20_3" text:outline-level="3">Questions</text:h>
      <text:list text:style-name="L15">
        <text:list-item>
          <text:p text:style-name="P31">Quelle interface R1 choisit-il pour joindre N2 ? </text:p>
        </text:list-item>
        <text:list-item>
          <text:p text:style-name="P31">Pourquoi ? </text:p>
        </text:list-item>
        <text:list-item>
          <text:p text:style-name="P30">Quel chemin le paquet suit-il ? </text:p>
        </text:list-item>
      </text:list>
      <text:h text:style-name="Heading_20_3" text:outline-level="3">Réponses attendues</text:h>
      <text:list text:style-name="L16">
        <text:list-item>
          <text:p text:style-name="P33"><text:span text:style-name="Source_20_Text">eth1</text:span> </text:p>
        </text:list-item>
        <text:list-item>
          <text:p text:style-name="P33">parce que 2 &lt; 3 </text:p>
        </text:list-item>
        <text:list-item>
          <text:p text:style-name="P32">R1 → R2 → N2 </text:p>
        </text:list-item>
      </text:list>
      <text:h text:style-name="Heading_20_3" text:outline-level="3">Ce qu’il faut bien verbaliser</text:h>
      <text:p text:style-name="Text_20_body">Le <text:span text:style-name="Strong_20_Emphasis">choix</text:span> se fait dans la table.<text:line-break/>Le <text:span text:style-name="Strong_20_Emphasis">trajet</text:span> se lit avec le schéma.</text:p>
      <text:p text:style-name="Horizontal_20_Line"/>
      <text:h text:style-name="Heading_20_2" text:outline-level="2">5.3 Cas avec plusieurs destinations — 15 min</text:h>
      <text:h text:style-name="Heading_20_3" text:outline-level="3">Objectif</text:h>
      <text:p text:style-name="Text_20_body">Éviter le raisonnement trop automatique.</text:p>
      <text:p text:style-name="Text_20_body">Table de R1 :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header-rows>
          <table:table-row>
            <table:table-cell table:style-name="Tableau2.A1" office:value-type="string">
              <text:p text:style-name="Table_20_Heading">destination</text:p>
            </table:table-cell>
            <table:table-cell table:style-name="Tableau2.A1" office:value-type="string">
              <text:p text:style-name="Table_20_Heading">interface de sortie</text:p>
            </table:table-cell>
            <table:table-cell table:style-name="Tableau2.A1" office:value-type="string">
              <text:p text:style-name="Table_20_Heading">métrique</text:p>
            </table:table-cell>
          </table:table-row>
        </table:table-header-rows>
        <table:table-row>
          <table:table-cell table:style-name="Tableau2.A1" office:value-type="string">
            <text:p text:style-name="Table_20_Contents">N2</text:p>
          </table:table-cell>
          <table:table-cell table:style-name="Tableau2.A1" office:value-type="string">
            <text:p text:style-name="Table_20_Contents">eth1</text:p>
          </table:table-cell>
          <table:table-cell table:style-name="Tableau2.A1" office:value-type="string">
            <text:p text:style-name="Table_20_Contents">2</text:p>
          </table:table-cell>
        </table:table-row>
        <table:table-row>
          <table:table-cell table:style-name="Tableau2.A1" office:value-type="string">
            <text:p text:style-name="Table_20_Contents">N2</text:p>
          </table:table-cell>
          <table:table-cell table:style-name="Tableau2.A1" office:value-type="string">
            <text:p text:style-name="Table_20_Contents">eth2</text:p>
          </table:table-cell>
          <table:table-cell table:style-name="Tableau2.A1" office:value-type="string">
            <text:p text:style-name="Table_20_Contents">4</text:p>
          </table:table-cell>
        </table:table-row>
        <table:table-row>
          <table:table-cell table:style-name="Tableau2.A1" office:value-type="string">
            <text:p text:style-name="Table_20_Contents">N3</text:p>
          </table:table-cell>
          <table:table-cell table:style-name="Tableau2.A1" office:value-type="string">
            <text:p text:style-name="Table_20_Contents">eth1</text:p>
          </table:table-cell>
          <table:table-cell table:style-name="Tableau2.A1" office:value-type="string">
            <text:p text:style-name="Table_20_Contents">3</text:p>
          </table:table-cell>
        </table:table-row>
        <table:table-row>
          <table:table-cell table:style-name="Tableau2.A1" office:value-type="string">
            <text:p text:style-name="Table_20_Contents">N3</text:p>
          </table:table-cell>
          <table:table-cell table:style-name="Tableau2.A1" office:value-type="string">
            <text:p text:style-name="Table_20_Contents">eth2</text:p>
          </table:table-cell>
          <table:table-cell table:style-name="Tableau2.A1" office:value-type="string">
            <text:p text:style-name="Table_20_Contents">1</text:p>
          </table:table-cell>
        </table:table-row>
      </table:table>
      <text:h text:style-name="Heading_20_3" text:outline-level="3"><text:soft-page-break/>Questions</text:h>
      <text:list text:style-name="L17">
        <text:list-item>
          <text:p text:style-name="P35">Pour joindre N2, quelle interface choisir ? </text:p>
        </text:list-item>
        <text:list-item>
          <text:p text:style-name="P35">Pour joindre N3, quelle interface choisir ? </text:p>
        </text:list-item>
        <text:list-item>
          <text:p text:style-name="P34">Pourquoi ne choisit-on pas toujours la même interface ? </text:p>
        </text:list-item>
      </text:list>
      <text:h text:style-name="Heading_20_3" text:outline-level="3">Réponses</text:h>
      <text:list text:style-name="L18">
        <text:list-item>
          <text:p text:style-name="P37"><text:span text:style-name="Source_20_Text">eth1</text:span> </text:p>
        </text:list-item>
        <text:list-item>
          <text:p text:style-name="P37"><text:span text:style-name="Source_20_Text">eth2</text:span> </text:p>
        </text:list-item>
        <text:list-item>
          <text:p text:style-name="P36">parce que le choix dépend de la destination </text:p>
        </text:list-item>
      </text:list>
      <text:h text:style-name="Heading_20_3" text:outline-level="3">Point essentiel</text:h>
      <text:p text:style-name="Text_20_body">Les élèves doivent éviter de croire qu’un routeur a “une meilleure interface” absolue.<text:line-break/>Le choix dépend <text:span text:style-name="Strong_20_Emphasis">du réseau à atteindre</text:span>.</text:p>
      <text:p text:style-name="Horizontal_20_Line"/>
      <text:h text:style-name="Heading_20_2" text:outline-level="2">5.4 Introduire la panne — 15 min</text:h>
      <text:h text:style-name="Heading_20_3" text:outline-level="3">Objectif</text:h>
      <text:p text:style-name="Text_20_body">Faire comprendre qu’un chemin peut disparaître.</text:p>
      <text:p text:style-name="Text_20_body">On reprend le schéma :</text:p>
      <text:section text:style-name="Sect1" text:name="Section1">
        <text:p text:style-name="P1"><text:bookmark text:name="code-block-viewer"/>N1 -- R1 -- R2 -- N2</text:p>
        <text:p text:style-name="Preformatted_20_Text"><text:s text:c="6"/>\</text:p>
        <text:p text:style-name="Preformatted_20_Text"><text:s text:c="7"/>R3 -- R4 -- N2</text:p>
      </text:section>
      <text:p text:style-name="Text_20_body">Et la table :</text:p>
      <table:table table:name="Tableau3" table:style-name="Tableau3">
        <table:table-column table:style-name="Tableau3.A"/>
        <table:table-column table:style-name="Tableau3.B"/>
        <table:table-column table:style-name="Tableau3.C"/>
        <table:table-header-rows>
          <table:table-row>
            <table:table-cell table:style-name="Tableau3.A1" office:value-type="string">
              <text:p text:style-name="Table_20_Heading">destination</text:p>
            </table:table-cell>
            <table:table-cell table:style-name="Tableau3.A1" office:value-type="string">
              <text:p text:style-name="Table_20_Heading">interface de sortie</text:p>
            </table:table-cell>
            <table:table-cell table:style-name="Tableau3.A1" office:value-type="string">
              <text:p text:style-name="Table_20_Heading">métrique</text:p>
            </table:table-cell>
          </table:table-row>
        </table:table-header-rows>
        <table:table-row>
          <table:table-cell table:style-name="Tableau3.A1" office:value-type="string">
            <text:p text:style-name="Table_20_Contents">N2</text:p>
          </table:table-cell>
          <table:table-cell table:style-name="Tableau3.A1" office:value-type="string">
            <text:p text:style-name="Table_20_Contents">eth1</text:p>
          </table:table-cell>
          <table:table-cell table:style-name="Tableau3.A1" office:value-type="string">
            <text:p text:style-name="Table_20_Contents">2</text:p>
          </table:table-cell>
        </table:table-row>
        <table:table-row>
          <table:table-cell table:style-name="Tableau3.A1" office:value-type="string">
            <text:p text:style-name="Table_20_Contents">N2</text:p>
          </table:table-cell>
          <table:table-cell table:style-name="Tableau3.A1" office:value-type="string">
            <text:p text:style-name="Table_20_Contents">eth2</text:p>
          </table:table-cell>
          <table:table-cell table:style-name="Tableau3.A1" office:value-type="string">
            <text:p text:style-name="Table_20_Contents">3</text:p>
          </table:table-cell>
        </table:table-row>
      </table:table>
      <text:h text:style-name="Heading_20_3" text:outline-level="3">Situation</text:h>
      <text:p text:style-name="Text_20_body">Le routeur <text:span text:style-name="Strong_20_Emphasis">R2</text:span> tombe en panne.</text:p>
      <text:h text:style-name="Heading_20_3" text:outline-level="3">Questions</text:h>
      <text:list text:style-name="L19">
        <text:list-item>
          <text:p text:style-name="P39">Le chemin via <text:span text:style-name="Source_20_Text">eth1</text:span> est-il encore possible ? </text:p>
        </text:list-item>
        <text:list-item>
          <text:p text:style-name="P39">Quelle route reste disponible ? </text:p>
        </text:list-item>
        <text:list-item>
          <text:p text:style-name="P38">Quelle interface R1 utilisera-t-il maintenant ? </text:p>
        </text:list-item>
      </text:list>
      <text:h text:style-name="Heading_20_3" text:outline-level="3">Réponses</text:h>
      <text:list text:style-name="L20">
        <text:list-item>
          <text:p text:style-name="P41">non </text:p>
        </text:list-item>
        <text:list-item>
          <text:p text:style-name="P41">le chemin via R3 puis R4 </text:p>
        </text:list-item>
        <text:list-item>
          <text:p text:style-name="P40"><text:span text:style-name="Source_20_Text">eth2</text:span> </text:p>
        </text:list-item>
      </text:list>
      <text:h text:style-name="Heading_20_3" text:outline-level="3"><text:soft-page-break/>Formulation utile</text:h>
      <text:p text:style-name="Quotations">“Quand le meilleur chemin disparaît, le routeur utilise le meilleur chemin restant.”</text:p>
      <text:p text:style-name="Horizontal_20_Line"/>
      <text:h text:style-name="Heading_20_2" text:outline-level="2">5.5 Mise à jour simple de la table — 20 min</text:h>
      <text:h text:style-name="Heading_20_3" text:outline-level="3">Objectif</text:h>
      <text:p text:style-name="Text_20_body">Apprendre à adapter la table.</text:p>
      <text:p text:style-name="Text_20_body">Avant panne :</text:p>
      <table:table table:name="Tableau4" table:style-name="Tableau4">
        <table:table-column table:style-name="Tableau4.A"/>
        <table:table-column table:style-name="Tableau4.B"/>
        <table:table-column table:style-name="Tableau4.C"/>
        <table:table-header-rows>
          <table:table-row>
            <table:table-cell table:style-name="Tableau4.A1" office:value-type="string">
              <text:p text:style-name="Table_20_Heading">destination</text:p>
            </table:table-cell>
            <table:table-cell table:style-name="Tableau4.A1" office:value-type="string">
              <text:p text:style-name="Table_20_Heading">interface de sortie</text:p>
            </table:table-cell>
            <table:table-cell table:style-name="Tableau4.A1" office:value-type="string">
              <text:p text:style-name="Table_20_Heading">métrique</text:p>
            </table:table-cell>
          </table:table-row>
        </table:table-header-rows>
        <table:table-row>
          <table:table-cell table:style-name="Tableau4.A1" office:value-type="string">
            <text:p text:style-name="Table_20_Contents">N2</text:p>
          </table:table-cell>
          <table:table-cell table:style-name="Tableau4.A1" office:value-type="string">
            <text:p text:style-name="Table_20_Contents">eth1</text:p>
          </table:table-cell>
          <table:table-cell table:style-name="Tableau4.A1" office:value-type="string">
            <text:p text:style-name="Table_20_Contents">2</text:p>
          </table:table-cell>
        </table:table-row>
        <table:table-row>
          <table:table-cell table:style-name="Tableau4.A1" office:value-type="string">
            <text:p text:style-name="Table_20_Contents">N2</text:p>
          </table:table-cell>
          <table:table-cell table:style-name="Tableau4.A1" office:value-type="string">
            <text:p text:style-name="Table_20_Contents">eth2</text:p>
          </table:table-cell>
          <table:table-cell table:style-name="Tableau4.A1" office:value-type="string">
            <text:p text:style-name="Table_20_Contents">3</text:p>
          </table:table-cell>
        </table:table-row>
      </table:table>
      <text:p text:style-name="Text_20_body">Après panne de R2 :</text:p>
      <text:list text:style-name="L21">
        <text:list-item>
          <text:p text:style-name="P43">la route via <text:span text:style-name="Source_20_Text">eth1</text:span> n’est plus utilisable ; </text:p>
        </text:list-item>
        <text:list-item>
          <text:p text:style-name="P42">la route via <text:span text:style-name="Source_20_Text">eth2</text:span> reste disponible. </text:p>
        </text:list-item>
      </text:list>
      <text:h text:style-name="Heading_20_3" text:outline-level="3">Table mise à jour simplifiée</text:h>
      <table:table table:name="Tableau5" table:style-name="Tableau5">
        <table:table-column table:style-name="Tableau5.A"/>
        <table:table-column table:style-name="Tableau5.B"/>
        <table:table-column table:style-name="Tableau5.C"/>
        <table:table-header-rows>
          <table:table-row>
            <table:table-cell table:style-name="Tableau5.A1" office:value-type="string">
              <text:p text:style-name="Table_20_Heading">destination</text:p>
            </table:table-cell>
            <table:table-cell table:style-name="Tableau5.A1" office:value-type="string">
              <text:p text:style-name="Table_20_Heading">interface de sortie</text:p>
            </table:table-cell>
            <table:table-cell table:style-name="Tableau5.A1" office:value-type="string">
              <text:p text:style-name="Table_20_Heading">métrique</text:p>
            </table:table-cell>
          </table:table-row>
        </table:table-header-rows>
        <table:table-row>
          <table:table-cell table:style-name="Tableau5.A1" office:value-type="string">
            <text:p text:style-name="Table_20_Contents">N2</text:p>
          </table:table-cell>
          <table:table-cell table:style-name="Tableau5.A1" office:value-type="string">
            <text:p text:style-name="Table_20_Contents">eth2</text:p>
          </table:table-cell>
          <table:table-cell table:style-name="Tableau5.A1" office:value-type="string">
            <text:p text:style-name="Table_20_Contents">3</text:p>
          </table:table-cell>
        </table:table-row>
      </table:table>
      <text:h text:style-name="Heading_20_3" text:outline-level="3">Ce qu’il faut expliquer</text:h>
      <text:p text:style-name="Text_20_body">Dans un exercice scolaire simplifié :</text:p>
      <text:list text:style-name="L22">
        <text:list-item>
          <text:p text:style-name="P45">soit on retire la route devenue impossible ; </text:p>
        </text:list-item>
        <text:list-item>
          <text:p text:style-name="P44">soit on conserve uniquement la route encore valable. </text:p>
        </text:list-item>
      </text:list>
      <text:h text:style-name="Heading_20_3" text:outline-level="3">Point de prudence pédagogique</text:h>
      <text:p text:style-name="Text_20_body">Ne pas partir trop tôt dans les détails avancés de convergence RIP.<text:line-break/>Ici, on vise la logique de base :</text:p>
      <text:list text:style-name="L23">
        <text:list-item>
          <text:p text:style-name="P47">route cassée ; </text:p>
        </text:list-item>
        <text:list-item>
          <text:p text:style-name="P47">autre chemin choisi ; </text:p>
        </text:list-item>
        <text:list-item>
          <text:p text:style-name="P46">table adaptée. </text:p>
        </text:list-item>
      </text:list>
      <text:p text:style-name="Horizontal_20_Line"/>
      <text:h text:style-name="Heading_20_2" text:outline-level="2">5.6 Activité collective guidée — exemple proche d’un exercice bac — 20 min</text:h>
      <text:h text:style-name="Heading_20_3" text:outline-level="3">Objectif</text:h>
      <text:p text:style-name="Text_20_body">Se rapprocher de la forme attendue.</text:p>
      <text:p text:style-name="Text_20_body">Schéma :</text:p>
      <text:section text:style-name="Sect1" text:name="Section2">
        <text:p text:style-name="P1"><text:bookmark text:name="code-block-viewer Copie 1"/><text:soft-page-break/><text:s text:c="9"/>R2 ---- N2</text:p>
        <text:p text:style-name="Preformatted_20_Text"><text:s text:c="8"/>/</text:p>
        <text:p text:style-name="Preformatted_20_Text">N1 -- R1</text:p>
        <text:p text:style-name="Preformatted_20_Text"><text:s text:c="8"/>\</text:p>
        <text:p text:style-name="Preformatted_20_Text"><text:s text:c="9"/>R3 ---- R4 ---- N2</text:p>
      </text:section>
      <text:p text:style-name="Text_20_body">Table de routage de R1 :</text:p>
      <table:table table:name="Tableau6" table:style-name="Tableau6">
        <table:table-column table:style-name="Tableau6.A"/>
        <table:table-column table:style-name="Tableau6.B"/>
        <table:table-column table:style-name="Tableau6.C"/>
        <table:table-header-rows>
          <table:table-row>
            <table:table-cell table:style-name="Tableau6.A1" office:value-type="string">
              <text:p text:style-name="Table_20_Heading">destination</text:p>
            </table:table-cell>
            <table:table-cell table:style-name="Tableau6.A1" office:value-type="string">
              <text:p text:style-name="Table_20_Heading">interface de sortie</text:p>
            </table:table-cell>
            <table:table-cell table:style-name="Tableau6.A1" office:value-type="string">
              <text:p text:style-name="Table_20_Heading">métrique</text:p>
            </table:table-cell>
          </table:table-row>
        </table:table-header-rows>
        <table:table-row>
          <table:table-cell table:style-name="Tableau6.A1" office:value-type="string">
            <text:p text:style-name="Table_20_Contents">N1</text:p>
          </table:table-cell>
          <table:table-cell table:style-name="Tableau6.A1" office:value-type="string">
            <text:p text:style-name="Table_20_Contents">eth0</text:p>
          </table:table-cell>
          <table:table-cell table:style-name="Tableau6.A1" office:value-type="string">
            <text:p text:style-name="Table_20_Contents">0</text:p>
          </table:table-cell>
        </table:table-row>
        <table:table-row>
          <table:table-cell table:style-name="Tableau6.A1" office:value-type="string">
            <text:p text:style-name="Table_20_Contents">N2</text:p>
          </table:table-cell>
          <table:table-cell table:style-name="Tableau6.A1" office:value-type="string">
            <text:p text:style-name="Table_20_Contents">eth1</text:p>
          </table:table-cell>
          <table:table-cell table:style-name="Tableau6.A1" office:value-type="string">
            <text:p text:style-name="Table_20_Contents">2</text:p>
          </table:table-cell>
        </table:table-row>
        <table:table-row>
          <table:table-cell table:style-name="Tableau6.A1" office:value-type="string">
            <text:p text:style-name="Table_20_Contents">N2</text:p>
          </table:table-cell>
          <table:table-cell table:style-name="Tableau6.A1" office:value-type="string">
            <text:p text:style-name="Table_20_Contents">eth2</text:p>
          </table:table-cell>
          <table:table-cell table:style-name="Tableau6.A1" office:value-type="string">
            <text:p text:style-name="Table_20_Contents">4</text:p>
          </table:table-cell>
        </table:table-row>
        <table:table-row>
          <table:table-cell table:style-name="Tableau6.A1" office:value-type="string">
            <text:p text:style-name="Table_20_Contents">N3</text:p>
          </table:table-cell>
          <table:table-cell table:style-name="Tableau6.A1" office:value-type="string">
            <text:p text:style-name="Table_20_Contents">eth1</text:p>
          </table:table-cell>
          <table:table-cell table:style-name="Tableau6.A1" office:value-type="string">
            <text:p text:style-name="Table_20_Contents">3</text:p>
          </table:table-cell>
        </table:table-row>
        <table:table-row>
          <table:table-cell table:style-name="Tableau6.A1" office:value-type="string">
            <text:p text:style-name="Table_20_Contents">N3</text:p>
          </table:table-cell>
          <table:table-cell table:style-name="Tableau6.A1" office:value-type="string">
            <text:p text:style-name="Table_20_Contents">eth2</text:p>
          </table:table-cell>
          <table:table-cell table:style-name="Tableau6.A1" office:value-type="string">
            <text:p text:style-name="Table_20_Contents">3</text:p>
          </table:table-cell>
        </table:table-row>
        <table:table-row>
          <table:table-cell table:style-name="Tableau6.A1" office:value-type="string">
            <text:p text:style-name="Table_20_Contents">N4</text:p>
          </table:table-cell>
          <table:table-cell table:style-name="Tableau6.A1" office:value-type="string">
            <text:p text:style-name="Table_20_Contents">eth1</text:p>
          </table:table-cell>
          <table:table-cell table:style-name="Tableau6.A1" office:value-type="string">
            <text:p text:style-name="Table_20_Contents">1</text:p>
          </table:table-cell>
        </table:table-row>
        <table:table-row>
          <table:table-cell table:style-name="Tableau6.A1" office:value-type="string">
            <text:p text:style-name="Table_20_Contents">N4</text:p>
          </table:table-cell>
          <table:table-cell table:style-name="Tableau6.A1" office:value-type="string">
            <text:p text:style-name="Table_20_Contents">eth2</text:p>
          </table:table-cell>
          <table:table-cell table:style-name="Tableau6.A1" office:value-type="string">
            <text:p text:style-name="Table_20_Contents">3</text:p>
          </table:table-cell>
        </table:table-row>
      </table:table>
      <text:p text:style-name="Text_20_body">On précise :</text:p>
      <text:list text:style-name="L24">
        <text:list-item>
          <text:p text:style-name="P49"><text:span text:style-name="Source_20_Text">eth1</text:span> mène vers R2 </text:p>
        </text:list-item>
        <text:list-item>
          <text:p text:style-name="P48"><text:span text:style-name="Source_20_Text">eth2</text:span> mène vers R3 </text:p>
        </text:list-item>
      </text:list>
      <text:h text:style-name="Heading_20_3" text:outline-level="3">Questions</text:h>
      <text:list text:style-name="L25">
        <text:list-item>
          <text:p text:style-name="P51">Pour aller de N1 vers N2, quel chemin est préféré ? </text:p>
        </text:list-item>
        <text:list-item>
          <text:p text:style-name="P51">Pourquoi ? </text:p>
        </text:list-item>
        <text:list-item>
          <text:p text:style-name="P51">Si R2 tombe en panne, que devient ce chemin ? </text:p>
        </text:list-item>
        <text:list-item>
          <text:p text:style-name="P51">Quelle interface reste possible depuis R1 pour joindre N2 ? </text:p>
        </text:list-item>
        <text:list-item>
          <text:p text:style-name="P50">Quelle sera la nouvelle route préférée ? </text:p>
        </text:list-item>
      </text:list>
      <text:h text:style-name="Heading_20_3" text:outline-level="3">Réponses attendues</text:h>
      <text:list text:style-name="L26">
        <text:list-item>
          <text:p text:style-name="P53">via <text:span text:style-name="Source_20_Text">eth1</text:span> </text:p>
        </text:list-item>
        <text:list-item>
          <text:p text:style-name="P53">car la métrique 2 est plus petite que 4 </text:p>
        </text:list-item>
        <text:list-item>
          <text:p text:style-name="P53">il devient impossible </text:p>
        </text:list-item>
        <text:list-item>
          <text:p text:style-name="P53"><text:span text:style-name="Source_20_Text">eth2</text:span> </text:p>
        </text:list-item>
        <text:list-item>
          <text:p text:style-name="P52">la route via <text:span text:style-name="Source_20_Text">eth2</text:span> </text:p>
        </text:list-item>
      </text:list>
      <text:p text:style-name="Horizontal_20_Line"/>
      <text:h text:style-name="Heading_20_2" text:outline-level="2">5.7 Entraînement guidé — 15 min</text:h>
      <text:h text:style-name="Heading_20_3" text:outline-level="3">Exercice 1</text:h>
      <text:p text:style-name="Text_20_body">Dans RIP, si une route de métrique 1 devient impossible et qu’il reste une route de métrique 3, laquelle est utilisée ?</text:p>
      <text:p text:style-name="Text_20_body">Réponse :<text:line-break/>celle de métrique 3</text:p>
      <text:p text:style-name="Horizontal_20_Line"/>
      <text:h text:style-name="Heading_20_3" text:outline-level="3"><text:soft-page-break/>Exercice 2</text:h>
      <text:p text:style-name="Text_20_body">Pourquoi la métrique choisie après panne peut-elle être plus grande ?</text:p>
      <text:p text:style-name="Text_20_body">Réponse :<text:line-break/>parce que le chemin de secours est plus long en nombre de routeurs</text:p>
      <text:p text:style-name="Horizontal_20_Line"/>
      <text:h text:style-name="Heading_20_3" text:outline-level="3">Exercice 3</text:h>
      <text:p text:style-name="Text_20_body">Que doit-on faire dans la table de routage lorsqu’une route n’existe plus ?</text:p>
      <text:p text:style-name="Text_20_body">Réponse :<text:line-break/>mettre à jour la table et ne plus utiliser cette route</text:p>
      <text:p text:style-name="Horizontal_20_Line"/>
      <text:h text:style-name="Heading_20_3" text:outline-level="3">Exercice 4</text:h>
      <text:p text:style-name="Text_20_body">Le routeur choisit-il le chemin le plus court “à vol d’oiseau” ?</text:p>
      <text:p text:style-name="Text_20_body">Réponse :<text:line-break/>non, il choisit selon la métrique du protocole, ici le nombre de routeurs</text:p>
      <text:p text:style-name="Horizontal_20_Line"/>
      <text:h text:style-name="Heading_20_2" text:outline-level="2">5.8 Petit exercice type bac très guidé — 20 min</text:h>
      <text:h text:style-name="Heading_20_3" text:outline-level="3">Énoncé</text:h>
      <text:p text:style-name="Text_20_body">On considère le routeur R1 et sa table de routage :</text:p>
      <table:table table:name="Tableau7" table:style-name="Tableau7">
        <table:table-column table:style-name="Tableau7.A"/>
        <table:table-column table:style-name="Tableau7.B"/>
        <table:table-column table:style-name="Tableau7.C"/>
        <table:table-header-rows>
          <table:table-row>
            <table:table-cell table:style-name="Tableau7.A1" office:value-type="string">
              <text:p text:style-name="Table_20_Heading">destination</text:p>
            </table:table-cell>
            <table:table-cell table:style-name="Tableau7.A1" office:value-type="string">
              <text:p text:style-name="Table_20_Heading">interface de sortie</text:p>
            </table:table-cell>
            <table:table-cell table:style-name="Tableau7.A1" office:value-type="string">
              <text:p text:style-name="Table_20_Heading">métrique</text:p>
            </table:table-cell>
          </table:table-row>
        </table:table-header-rows>
        <table:table-row>
          <table:table-cell table:style-name="Tableau7.A1" office:value-type="string">
            <text:p text:style-name="Table_20_Contents">N1</text:p>
          </table:table-cell>
          <table:table-cell table:style-name="Tableau7.A1" office:value-type="string">
            <text:p text:style-name="Table_20_Contents">eth0</text:p>
          </table:table-cell>
          <table:table-cell table:style-name="Tableau7.A1" office:value-type="string">
            <text:p text:style-name="Table_20_Contents">0</text:p>
          </table:table-cell>
        </table:table-row>
        <table:table-row>
          <table:table-cell table:style-name="Tableau7.A1" office:value-type="string">
            <text:p text:style-name="Table_20_Contents">N2</text:p>
          </table:table-cell>
          <table:table-cell table:style-name="Tableau7.A1" office:value-type="string">
            <text:p text:style-name="Table_20_Contents">eth1</text:p>
          </table:table-cell>
          <table:table-cell table:style-name="Tableau7.A1" office:value-type="string">
            <text:p text:style-name="Table_20_Contents">2</text:p>
          </table:table-cell>
        </table:table-row>
        <table:table-row>
          <table:table-cell table:style-name="Tableau7.A1" office:value-type="string">
            <text:p text:style-name="Table_20_Contents">N2</text:p>
          </table:table-cell>
          <table:table-cell table:style-name="Tableau7.A1" office:value-type="string">
            <text:p text:style-name="Table_20_Contents">eth2</text:p>
          </table:table-cell>
          <table:table-cell table:style-name="Tableau7.A1" office:value-type="string">
            <text:p text:style-name="Table_20_Contents">4</text:p>
          </table:table-cell>
        </table:table-row>
        <table:table-row>
          <table:table-cell table:style-name="Tableau7.A1" office:value-type="string">
            <text:p text:style-name="Table_20_Contents">N3</text:p>
          </table:table-cell>
          <table:table-cell table:style-name="Tableau7.A1" office:value-type="string">
            <text:p text:style-name="Table_20_Contents">eth1</text:p>
          </table:table-cell>
          <table:table-cell table:style-name="Tableau7.A1" office:value-type="string">
            <text:p text:style-name="Table_20_Contents">3</text:p>
          </table:table-cell>
        </table:table-row>
        <table:table-row>
          <table:table-cell table:style-name="Tableau7.A1" office:value-type="string">
            <text:p text:style-name="Table_20_Contents">N3</text:p>
          </table:table-cell>
          <table:table-cell table:style-name="Tableau7.A1" office:value-type="string">
            <text:p text:style-name="Table_20_Contents">eth2</text:p>
          </table:table-cell>
          <table:table-cell table:style-name="Tableau7.A1" office:value-type="string">
            <text:p text:style-name="Table_20_Contents">3</text:p>
          </table:table-cell>
        </table:table-row>
        <table:table-row>
          <table:table-cell table:style-name="Tableau7.A1" office:value-type="string">
            <text:p text:style-name="Table_20_Contents">N4</text:p>
          </table:table-cell>
          <table:table-cell table:style-name="Tableau7.A1" office:value-type="string">
            <text:p text:style-name="Table_20_Contents">eth1</text:p>
          </table:table-cell>
          <table:table-cell table:style-name="Tableau7.A1" office:value-type="string">
            <text:p text:style-name="Table_20_Contents">1</text:p>
          </table:table-cell>
        </table:table-row>
        <table:table-row>
          <table:table-cell table:style-name="Tableau7.A1" office:value-type="string">
            <text:p text:style-name="Table_20_Contents">N4</text:p>
          </table:table-cell>
          <table:table-cell table:style-name="Tableau7.A1" office:value-type="string">
            <text:p text:style-name="Table_20_Contents">eth2</text:p>
          </table:table-cell>
          <table:table-cell table:style-name="Tableau7.A1" office:value-type="string">
            <text:p text:style-name="Table_20_Contents">3</text:p>
          </table:table-cell>
        </table:table-row>
      </table:table>
      <text:p text:style-name="Text_20_body">On sait que :</text:p>
      <text:list text:style-name="L27">
        <text:list-item>
          <text:p text:style-name="P55"><text:span text:style-name="Source_20_Text">eth1</text:span> mène vers un chemin passant par le routeur R2 ; </text:p>
        </text:list-item>
        <text:list-item>
          <text:p text:style-name="P54"><text:span text:style-name="Source_20_Text">eth2</text:span> mène vers un autre chemin passant par le routeur R3. </text:p>
        </text:list-item>
      </text:list>
      <text:h text:style-name="Heading_20_3" text:outline-level="3">Questions</text:h>
      <text:list text:style-name="L28">
        <text:list-item>
          <text:p text:style-name="P57">Quelle interface R1 utilise-t-il normalement pour joindre N2 ? </text:p>
        </text:list-item>
        <text:list-item>
          <text:p text:style-name="P57">Pourquoi ? </text:p>
        </text:list-item>
        <text:list-item>
          <text:p text:style-name="P57">Si le routeur R2 tombe en panne, cette route reste-t-elle possible ? </text:p>
        </text:list-item>
        <text:list-item>
          <text:p text:style-name="P57">Quelle interface peut alors être utilisée pour joindre N2 ? </text:p>
        </text:list-item>
        <text:list-item>
          <text:p text:style-name="P56"><text:soft-page-break/>Proposer une version simplifiée de la table de routage de R1 pour la destination N2 après la panne. </text:p>
        </text:list-item>
      </text:list>
      <text:h text:style-name="Heading_20_3" text:outline-level="3">Corrigé attendu</text:h>
      <text:list text:style-name="L29">
        <text:list-item>
          <text:p text:style-name="P59"><text:span text:style-name="Source_20_Text">eth1</text:span> </text:p>
        </text:list-item>
        <text:list-item>
          <text:p text:style-name="P59">parce que la métrique 2 est plus petite que 4 </text:p>
        </text:list-item>
        <text:list-item>
          <text:p text:style-name="P59">non </text:p>
        </text:list-item>
        <text:list-item>
          <text:p text:style-name="P59"><text:span text:style-name="Source_20_Text">eth2</text:span> </text:p>
        </text:list-item>
        <text:list-item>
          <text:p text:style-name="P58">version simplifiée : </text:p>
        </text:list-item>
      </text:list>
      <table:table table:name="Tableau8" table:style-name="Tableau8">
        <table:table-column table:style-name="Tableau8.A"/>
        <table:table-column table:style-name="Tableau8.B"/>
        <table:table-column table:style-name="Tableau8.C"/>
        <table:table-header-rows>
          <table:table-row>
            <table:table-cell table:style-name="Tableau8.A1" office:value-type="string">
              <text:p text:style-name="Table_20_Heading">destination</text:p>
            </table:table-cell>
            <table:table-cell table:style-name="Tableau8.A1" office:value-type="string">
              <text:p text:style-name="Table_20_Heading">interface de sortie</text:p>
            </table:table-cell>
            <table:table-cell table:style-name="Tableau8.A1" office:value-type="string">
              <text:p text:style-name="Table_20_Heading">métrique</text:p>
            </table:table-cell>
          </table:table-row>
        </table:table-header-rows>
        <table:table-row>
          <table:table-cell table:style-name="Tableau8.A1" office:value-type="string">
            <text:p text:style-name="Table_20_Contents">N2</text:p>
          </table:table-cell>
          <table:table-cell table:style-name="Tableau8.A1" office:value-type="string">
            <text:p text:style-name="Table_20_Contents">eth2</text:p>
          </table:table-cell>
          <table:table-cell table:style-name="Tableau8.A1" office:value-type="string">
            <text:p text:style-name="Table_20_Contents">4</text:p>
          </table:table-cell>
        </table:table-row>
      </table:table>
      <text:p text:style-name="Horizontal_20_Line"/>
      <text:h text:style-name="Heading_20_2" text:outline-level="2">5.9 Bilan de fin de séance — 10 min</text:h>
      <text:h text:style-name="Heading_20_3" text:outline-level="3">À faire compléter</text:h>
      <text:list text:style-name="L30">
        <text:list-item>
          <text:p text:style-name="P61">Pour reconstruire un chemin, il faut... </text:p>
        </text:list-item>
        <text:list-item>
          <text:p text:style-name="P61">La table indique... </text:p>
        </text:list-item>
        <text:list-item>
          <text:p text:style-name="P61">Le schéma permet de... </text:p>
        </text:list-item>
        <text:list-item>
          <text:p text:style-name="P61">En cas de panne... </text:p>
        </text:list-item>
        <text:list-item>
          <text:p text:style-name="P60">Avec RIP, si le meilleur chemin disparaît... </text:p>
        </text:list-item>
      </text:list>
      <text:h text:style-name="Heading_20_3" text:outline-level="3">Réponses attendues</text:h>
      <text:list text:style-name="L31">
        <text:list-item>
          <text:p text:style-name="P63">lire la table puis regarder le schéma ; </text:p>
        </text:list-item>
        <text:list-item>
          <text:p text:style-name="P63">quelle interface choisir ; </text:p>
        </text:list-item>
        <text:list-item>
          <text:p text:style-name="P63">voir le trajet complet ; </text:p>
        </text:list-item>
        <text:list-item>
          <text:p text:style-name="P63">certaines routes deviennent impossibles ; </text:p>
        </text:list-item>
        <text:list-item>
          <text:p text:style-name="P62">on choisit le meilleur chemin restant. </text:p>
        </text:list-item>
      </text:list>
      <text:p text:style-name="Horizontal_20_Line"/>
      <text:h text:style-name="Heading_20_1" text:outline-level="1">6. Trace écrite très courte</text:h>
      <text:h text:style-name="Heading_20_3" text:outline-level="3">À retenir</text:h>
      <text:list text:style-name="L32">
        <text:list-item>
          <text:p text:style-name="P65">La table de routage permet au routeur de choisir une interface de sortie. </text:p>
        </text:list-item>
        <text:list-item>
          <text:p text:style-name="P65">Le schéma permet de reconstituer le trajet complet. </text:p>
        </text:list-item>
        <text:list-item>
          <text:p text:style-name="P65">Avec RIP, on choisit la route de plus petite métrique. </text:p>
        </text:list-item>
        <text:list-item>
          <text:p text:style-name="P65">Si un routeur tombe en panne, certaines routes deviennent impossibles. </text:p>
        </text:list-item>
        <text:list-item>
          <text:p text:style-name="P65">La table de routage doit alors être mise à jour. </text:p>
        </text:list-item>
        <text:list-item>
          <text:p text:style-name="P64">Le routeur utilise alors le meilleur chemin restant. </text:p>
        </text:list-item>
      </text:list>
      <text:h text:style-name="Heading_20_3" text:outline-level="3"><text:soft-page-break/>Formules utiles</text:h>
      <text:p text:style-name="Quotations"><text:span text:style-name="Strong_20_Emphasis">Table = choix local du routeur</text:span><text:line-break/><text:span text:style-name="Strong_20_Emphasis">Schéma = trajet global du paquet</text:span><text:line-break/><text:span text:style-name="Strong_20_Emphasis">Panne = route à supprimer ou remplacer</text:span></text:p>
      <text:p text:style-name="Horizontal_20_Line"/>
      <text:h text:style-name="Heading_20_1" text:outline-level="1">7. Différenciation élèves fragiles</text:h>
      <text:p text:style-name="Text_20_body">Prévoir :</text:p>
      <text:list text:style-name="L33">
        <text:list-item>
          <text:p text:style-name="P67">des schémas très petits au départ ; </text:p>
        </text:list-item>
        <text:list-item>
          <text:p text:style-name="P67">un seul réseau de destination à la fois ; </text:p>
        </text:list-item>
        <text:list-item>
          <text:p text:style-name="P67">une seule panne à traiter ; </text:p>
        </text:list-item>
        <text:list-item>
          <text:p text:style-name="P67">une table à deux lignes avant d’aller vers six ou sept lignes ; </text:p>
        </text:list-item>
        <text:list-item>
          <text:p text:style-name="P67">une consigne très claire : </text:p>
          <text:list>
            <text:list-item>
              <text:p text:style-name="P67">“barre la route impossible” </text:p>
            </text:list-item>
            <text:list-item>
              <text:p text:style-name="P67">“compare les métriques restantes” </text:p>
            </text:list-item>
            <text:list-item>
              <text:p text:style-name="P66">“choisis la nouvelle interface” </text:p>
            </text:list-item>
          </text:list>
        </text:list-item>
      </text:list>
      <text:p text:style-name="Text_20_body">Astuce :<text:line-break/>utiliser deux couleurs :</text:p>
      <text:list text:style-name="L34">
        <text:list-item>
          <text:p text:style-name="P69">vert = chemin disponible </text:p>
        </text:list-item>
        <text:list-item>
          <text:p text:style-name="P68">rouge = chemin coupé </text:p>
        </text:list-item>
      </text:list>
      <text:p text:style-name="Horizontal_20_Line"/>
      <text:h text:style-name="Heading_20_1" text:outline-level="1">8. Erreurs fréquentes à surveiller</text:h>
      <text:list text:style-name="L35">
        <text:list-item>
          <text:p text:style-name="P71">oublier de supprimer la route qui passe par le routeur en panne ; </text:p>
        </text:list-item>
        <text:list-item>
          <text:p text:style-name="P71">continuer à choisir la plus petite métrique même si la route n’existe plus ; </text:p>
        </text:list-item>
        <text:list-item>
          <text:p text:style-name="P71">confondre interface choisie et chemin complet ; </text:p>
        </text:list-item>
        <text:list-item>
          <text:p text:style-name="P71">mal lire le schéma ; </text:p>
        </text:list-item>
        <text:list-item>
          <text:p text:style-name="P70">oublier que le raisonnement se fait depuis R1. </text:p>
        </text:list-item>
      </text:list>
      <text:p text:style-name="Horizontal_20_Line"/>
      <text:h text:style-name="Heading_20_1" text:outline-level="1">9. Ce qu’il faut absolument réussir</text:h>
      <text:p text:style-name="Text_20_body">Si, en fin de séance, les élèves savent :</text:p>
      <text:list text:style-name="L36">
        <text:list-item>
          <text:p text:style-name="P73">retrouver un chemin à partir d’une table et d’un schéma ; </text:p>
        </text:list-item>
        <text:list-item>
          <text:p text:style-name="P73">expliquer pourquoi une route est choisie ; </text:p>
        </text:list-item>
        <text:list-item>
          <text:p text:style-name="P73">comprendre l’effet d’une panne ; </text:p>
        </text:list-item>
        <text:list-item>
          <text:p text:style-name="P73">proposer une mise à jour simple de table ; </text:p>
        </text:list-item>
        <text:list-item>
          <text:p text:style-name="P72">choisir la route de secours ; </text:p>
        </text:list-item>
      </text:list>
      <text:p text:style-name="Text_20_body">alors la séance est réussie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4-09T15:36:37.414281555</meta:creation-date>
    <dc:date>2026-04-09T15:36:52.552718796</dc:date>
    <meta:editing-duration>PT15S</meta:editing-duration>
    <meta:editing-cycles>1</meta:editing-cycles>
    <meta:document-statistic meta:table-count="8" meta:image-count="0" meta:object-count="0" meta:page-count="11" meta:paragraph-count="387" meta:word-count="2093" meta:character-count="10992" meta:non-whitespace-character-count="9211"/>
    <meta:generator>LibreOffice/24.2.7.2$Linux_X86_64 LibreOffice_project/420$Build-2</meta:generator>
  </office:meta>
</office:document-meta>
</file>